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SUMIF([.A4:.H4];1;[.A3:.H3]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212-1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11:55.3279924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02.154847410</meta:creation-date>
    <dc:date>2020-01-23T11:39:36.528840932</dc:date>
    <meta:editing-duration>PT18M58S</meta:editing-duration>
    <meta:editing-cycles>2</meta:editing-cycles>
    <meta:generator>LibreOffice/6.0.7.3$Linux_X86_64 LibreOffice_project/00m0$Build-3</meta:generator>
    <meta:document-statistic meta:table-count="1" meta:cell-count="45" meta:object-count="0"/>
  </office:meta>
</office:document-meta>
</file>